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23" style:family="table-cell" style:parent-style-name="Default">
      <style:text-properties style:font-name-asian="WenQuanYi Zen Hei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㇕𠂊</text:p>
          </table:table-cell>
          <table:table-cell table:style-name="ce23" office:value-type="string" calcext:value-type="string">
            <text:p><text:span text:style-name="T4">㇆</text:span><text:span text:style-name="T2">了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3">
          <table:table-cell table:style-name="Default" office:value-type="string" calcext:value-type="string">
            <text:p>手扌</text:p>
          </table:table-cell>
          <table:table-cell office:value-type="string" calcext:value-type="string">
            <text:p><text:span text:style-name="T1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龴予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number-columns-repeated="2"/>
          <table:table-cell office:value-type="string" calcext:value-type="string">
            <text:p>人亼</text:p>
          </table:table-cell>
          <table:table-cell office:value-type="string" calcext:value-type="string">
            <text:p>𠂉竹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table:number-columns-repeated="2"/>
          <table:table-cell office:value-type="string" calcext:value-type="string">
            <text:p><text:span text:style-name="T1">勹</text:span>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艹甘華</text:p>
          </table:table-cell>
          <table:table-cell table:number-columns-repeated="3"/>
          <table:table-cell office:value-type="string" calcext:value-type="string">
            <text:p>𠂇工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4"/>
          <table:table-cell table:style-name="ce25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9"/>
          <table:table-cell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<text:span text:style-name="T1">丰キ齊</text:span>耒</text:p>
          </table:table-cell>
          <table:table-cell office:value-type="string" calcext:value-type="string">
            <text:p><text:span text:style-name="T1">丁丂</text:span>欠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牛半</text:p>
          </table:table-cell>
          <table:table-cell table:style-name="ce20" office:value-type="string" calcext:value-type="string">
            <text:p>𠮥釆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<text:span text:style-name="T1">言舌</text:span>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走足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……皿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<text:span text:style-name="T1">卩</text:span><text:span text:style-name="T2">丩</text:span><text:span text:style-name="T3">貝魚</text:span></text:p>
          </table:table-cell>
          <table:table-cell office:value-type="string" calcext:value-type="string">
            <text:p><text:span text:style-name="T5">子</text:span><text:span text:style-name="T3">巳</text:span>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力方</text:span>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自頁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氏</text:p>
          </table:table-cell>
          <table:table-cell office:value-type="string" calcext:value-type="string">
            <text:p>凵匚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冫⺍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业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火亦</text:p>
          </table:table-cell>
          <table:table-cell table:number-columns-repeated="2"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几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九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1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number-columns-repeated="2"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身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1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午瓦</text:p>
          </table:table-cell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多形根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兔：𠮥儿丶</text:p>
          </table:table-cell>
          <table:table-cell table:style-name="ce22" office:value-type="string" calcext:value-type="string">
            <text:p>衆：丿皿亻</text:p>
          </table:table-cell>
          <table:table-cell office:value-type="string" calcext:value-type="string">
            <text:p>衤𧘇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鼠：臼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2:49:22.221635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3T14:38:56.393001766</dc:date>
    <meta:editing-duration>P18DT10H18M23S</meta:editing-duration>
    <meta:editing-cycles>3767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49" meta:object-count="0"/>
  </office:meta>
</office:document-meta>
</file>